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324c" officeooo:paragraph-rsid="0017324c"/>
    </style:style>
    <style:style style:name="P2" style:family="paragraph" style:parent-style-name="Standard">
      <style:text-properties officeooo:rsid="001894e8" officeooo:paragraph-rsid="001894e8"/>
    </style:style>
    <style:style style:name="P3" style:family="paragraph" style:parent-style-name="Standard">
      <style:text-properties officeooo:rsid="001bd836" officeooo:paragraph-rsid="001bd836"/>
    </style:style>
    <style:style style:name="T1" style:family="text">
      <style:text-properties officeooo:rsid="001a02ab"/>
    </style:style>
    <style:style style:name="T2" style:family="text">
      <style:text-properties officeooo:rsid="001c13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MMARISE YOUR STORY IN ONE OR TWO SENTENCES (255 CHARACTERS MAX.)</text:p>
      <text:p text:style-name="P1">Je suis ingénieur électronicien, retraité depuis 2007, je suis porteur d'un projet d'invention (brevet INPI) et je souhaite expliquer comment je suis devenu inventeur.</text:p>
      <text:p text:style-name="P1">Ma carrière s'est déroulée chez THALES spécialiste d'électronique de défense.</text:p>
      <text:p text:style-name="P1"/>
      <text:p text:style-name="P1">STORY (2000 CHARACTERS MAX.)</text:p>
      <text:p text:style-name="P1">Dans le cadre d'un concept culinaire baptisé Quiet cook, le projet se concrétise en un Système de Cuisson Assistée par Ordinateur (SCAO). Ce système est décrit sur le site fablabo dont le lien est http://fablabo.net/wiki/SCAO .</text:p>
      <text:p text:style-name="P1">J'analyse ci-dessous le cheminement de ma pensée pour tenter d'expliquer le comment. </text:p>
      <text:p text:style-name="P1">Gamin, je me suis passionné des jeux de construction, des parachutes, des téléphériques, durant les vacances estivales, des bateaux bricolés avec des bouts de bois et des plumes d'oiseaux (pour la voile) et quelques clous.</text:p>
      <text:p text:style-name="P1">Adolescent, mes connaissances en électronique m'ont permis la construction d'amplificateurs HI-FI.</text:p>
      <text:p text:style-name="P1">Adulte, j'ai beaucoup cogité mais 40 ans de travail ne m'ont pas laissé de temps libre !</text:p>
      <text:p text:style-name="P1">Maintenant, je suis retraité depuis 10 ans et je me donne à fond à mon projet.</text:p>
      <text:p text:style-name="P2">Quand je découvre un objet, j’analyse ses fonctionnalités, si elles ne me conviennent pas, <text:span text:style-name="T1">immédiatement, dans ma tête, je le conçois différemment.</text:span></text:p>
      <text:p text:style-name="P3">Les qualités, <text:span text:style-name="T2">que je ressens en moi, qui m’ont permis d’</text:span>évoluer dans le domaine de l’invention sont <text:span text:style-name="T2">en vrac </text:span>: une forte détermination, la persévérance, l’organisation, l’écoute, la maîtrise de l’anglais, la maîtrise de la conduite de projet, la navigation pluridisciplinaire, etc.</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1:28:05.233117237</meta:creation-date>
    <dc:date>2017-06-12T12:21:38.643828840</dc:date>
    <meta:editing-duration>PT12M32S</meta:editing-duration>
    <meta:editing-cycles>2</meta:editing-cycles>
    <meta:generator>LibreOffice/5.1.6.2$Linux_x86 LibreOffice_project/10m0$Build-2</meta:generator>
    <meta:document-statistic meta:table-count="0" meta:image-count="0" meta:object-count="0" meta:page-count="1" meta:paragraph-count="12" meta:word-count="240" meta:character-count="1563" meta:non-whitespace-character-count="1334"/>
  </office:meta>
</office:document-meta>
</file>